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1"/>
    </style:style>
    <style:style style:name="T4" style:family="text">
      <style:text-properties style:font-name="Verdana1" fo:font-weight="bold"/>
    </style:style>
    <style:style style:name="T5" style:family="text">
      <style:text-properties style:font-name="Verdana1" fo:font-size="10pt"/>
    </style:style>
    <style:style style:name="T6" style:family="text">
      <style:text-properties style:font-name="Verdana1" style:text-underline-style="solid" style:text-underline-width="auto" style:text-underline-color="font-color" fo:font-weight="bold"/>
    </style:style>
    <style:style style:name="T7" style:family="text">
      <style:text-properties style:font-name="Verdana1" fo:font-size="12pt"/>
    </style:style>
    <style:style style:name="T8" style:family="text">
      <style:text-properties style:font-name="Comic Sans MS" fo:font-size="14pt"/>
    </style:style>
    <style:style style:name="T9" style:family="text">
      <style:text-properties style:font-name="Comic Sans MS" fo:font-size="10pt"/>
    </style:style>
    <style:style style:name="T10" style:family="text">
      <style:text-properties fo:color="#800000" style:font-name="Verdana1"/>
    </style:style>
    <style:style style:name="T11" style:family="text">
      <style:text-properties fo:color="#800000" style:font-name="Verdana1" fo:font-size="14pt" fo:font-weight="bold"/>
    </style:style>
    <style:style style:name="T12" style:family="text">
      <style:text-properties fo:color="#800000" style:font-name="Verdana1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Chicken n' Gravy<text:line-break/></text:span><text:span text:style-name="T3"><text:line-break/>4 cups cooked and diced chicken<text:line-break/>4 cups chicken broth ( made with bouillon cubes or homemade) <text:line-break/>2 cups milk<text:line-break/>3/4 cup flour<text:line-break/><text:line-break/>Heat chicken broth on stove. Mix flour and milk together well. Add to chicken broth and bring to a boil and simmer until thickened. Add cooked chicken. Serve over biscuits, mashed potatoes or noodles. Notes: amount of chicken can be decreased depending on desire or budget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3:11:57.16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72" meta:character-count="412"/>
  </office:meta>
</office:document-meta>
</file>